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5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.544cm"/>
    </style:style>
    <style:style style:name="gr5" style:family="graphic" style:parent-style-name="objectwithoutfill">
      <style:graphic-properties svg:stroke-width="0.1cm" svg:stroke-color="#00a0fc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objectwithoutfill">
      <style:graphic-properties svg:stroke-width="0.2cm" svg:stroke-color="#fc5c00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.5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5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color="#fc5c00" fo:font-size="7pt" fo:font-weight="bold" style:font-size-asian="7pt" style:font-weight-asian="normal" style:font-size-complex="7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a0fc" fo:font-size="7pt" fo:font-weight="bold" style:font-size-asian="7pt" style:font-weight-asian="normal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c5c00" fo:font-size="7pt" fo:font-weight="bold" style:font-size-asian="7pt" style:font-weight-asian="normal" style:font-size-complex="7pt"/>
    </style:style>
    <style:style style:name="T3" style:family="text">
      <style:text-properties fo:color="#00a0fc" fo:font-size="8pt" fo:font-weight="bold" style:font-size-asian="8pt" style:font-weight-asian="norm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5.6cm" svg:x2="3cm" svg:y2="14.8cm">
          <text:p/>
        </draw:line>
        <draw:line draw:style-name="gr2" draw:text-style-name="P1" draw:layer="layout" svg:x1="2.4cm" svg:y1="13.6cm" svg:x2="13.3cm" svg:y2="13.6cm">
          <text:p/>
        </draw:line>
        <draw:frame draw:style-name="gr3" draw:text-style-name="P2" draw:layer="layout" svg:width="1.9cm" svg:height="0.526cm" svg:x="12.3cm" svg:y="13.8cm">
          <draw:text-box>
            <text:p><text:span text:style-name="T1">temps</text:span></text:p>
          </draw:text-box>
        </draw:frame>
        <draw:frame draw:style-name="gr4" draw:text-style-name="P2" draw:layer="layout" svg:width="2.2cm" svg:height="1.076cm" svg:x="1.1cm" svg:y="5.824cm">
          <draw:text-box>
            <text:p><text:span text:style-name="T1">Taux</text:span></text:p>
            <text:p><text:span text:style-name="T1">d’employabilité</text:span></text:p>
            <text:p><text:span text:style-name="T1">(TXE)</text:span></text:p>
          </draw:text-box>
        </draw:frame>
        <draw:line draw:style-name="gr5" draw:text-style-name="P1" draw:layer="layout" svg:x1="2.7cm" svg:y1="6.8cm" svg:x2="10.5cm" svg:y2="8.1cm">
          <text:p/>
        </draw:line>
        <draw:line draw:style-name="gr6" draw:text-style-name="P1" draw:layer="layout" svg:x1="4cm" svg:y1="6.1cm" svg:x2="4cm" svg:y2="14.4cm">
          <text:p/>
        </draw:line>
        <draw:line draw:style-name="gr6" draw:text-style-name="P1" draw:layer="layout" svg:x1="9.3cm" svg:y1="6cm" svg:x2="9.3cm" svg:y2="14.4cm">
          <text:p/>
        </draw:line>
        <draw:line draw:style-name="gr6" draw:text-style-name="P1" draw:layer="layout" svg:x1="12cm" svg:y1="7cm" svg:x2="2.2cm" svg:y2="7cm">
          <text:p/>
        </draw:line>
        <draw:line draw:style-name="gr6" draw:text-style-name="P1" draw:layer="layout" svg:x1="12cm" svg:y1="7.9cm" svg:x2="2.2cm" svg:y2="7.9cm">
          <text:p/>
        </draw:line>
        <draw:line draw:style-name="gr7" draw:text-style-name="P1" draw:layer="layout" svg:x1="12cm" svg:y1="7.1cm" svg:x2="12cm" svg:y2="8cm">
          <text:p/>
        </draw:line>
        <draw:frame draw:style-name="gr4" draw:text-style-name="P3" draw:layer="layout" svg:width="2.7cm" svg:height="1.076cm" svg:x="12.2cm" svg:y="7cm">
          <draw:text-box>
            <text:p><text:span text:style-name="T2">Taxe d’Employabilité (TE) négative</text:span></text:p>
          </draw:text-box>
        </draw:frame>
        <draw:frame draw:style-name="gr8" draw:text-style-name="P2" draw:layer="layout" svg:width="1.9cm" svg:height="0.801cm" svg:x="3.9cm" svg:y="13.7cm">
          <draw:text-box>
            <text:p><text:span text:style-name="T1">Entrée</text:span></text:p>
            <text:p><text:span text:style-name="T1">en poste</text:span></text:p>
          </draw:text-box>
        </draw:frame>
        <draw:frame draw:style-name="gr4" draw:text-style-name="P5" draw:layer="layout" svg:width="2.1cm" svg:height="1.076cm" svg:x="7.4cm" svg:y="13.699cm">
          <draw:text-box>
            <text:p text:style-name="P4"><text:span text:style-name="T1">Changement de poste</text:span></text:p>
          </draw:text-box>
        </draw:frame>
        <draw:frame draw:style-name="gr9" draw:text-style-name="P7" draw:layer="layout" svg:width="5.4cm" svg:height="0.569cm" svg:x="3.9cm" svg:y="8.2cm">
          <draw:text-box>
            <text:p text:style-name="P6"><text:span text:style-name="T3">Evolution du TX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9:09:23.616283644</dc:date>
    <meta:editing-duration>PT4H40M23S</meta:editing-duration>
    <meta:editing-cycles>14</meta:editing-cycles>
    <meta:generator>LibreOffice/6.1.5.2$Linux_X86_64 LibreOffice_project/10$Build-2</meta:generator>
    <meta:document-statistic meta:object-count="14"/>
  </office:meta>
</office:document-meta>
</file>